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10 Pitch1" svg:font-family="'Courier 10 Pitch'" style:font-adornments="Normal"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06cm" fo:margin-left="0.025cm" fo:margin-right="-0.023cm" table:align="margins" fo:background-color="transparent" style:shadow="#cccccc 0.06cm 0.06cm">
        <style:background-image/>
      </style:table-properties>
    </style:style>
    <style:style style:name="Table14.A" style:family="table-column">
      <style:table-column-properties style:column-width="4.983cm" style:rel-column-width="16573*"/>
    </style:style>
    <style:style style:name="Table14.B" style:family="table-column">
      <style:table-column-properties style:column-width="1.767cm" style:rel-column-width="5877*"/>
    </style:style>
    <style:style style:name="Table14.C" style:family="table-column">
      <style:table-column-properties style:column-width="12.956cm" style:rel-column-width="43085*"/>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3" style:family="table-row">
      <style:table-row-properties fo:background-color="transparent" style:keep-together="true" fo:keep-together="auto">
        <style:background-image/>
      </style:table-row-properties>
    </style:style>
    <style:style style:name="Table9.A3"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paragraph-properties fo:text-align="center" style:justify-single-word="false"/>
      <style:text-properties style:font-name="Verdana1" fo:font-size="10pt" style:font-size-asian="10pt" style:font-size-complex="10pt"/>
    </style:style>
    <style:style style:name="P5" style:family="paragraph" style:parent-style-name="Table_20_Contents">
      <style:paragraph-properties fo:text-align="start" style:justify-single-word="false"/>
      <style:text-properties style:font-name="Courier 10 Pitch" fo:font-size="10pt" style:font-size-asian="10pt" style:font-size-complex="10pt"/>
    </style:style>
    <style:style style:name="P6" style:family="paragraph" style:parent-style-name="Table_20_Contents">
      <style:paragraph-properties fo:text-align="start" style:justify-single-word="false"/>
      <style:text-properties style:font-name="Courier 10 Pitch"/>
    </style:style>
    <style:style style:name="P7" style:family="paragraph" style:parent-style-name="Text_20_body">
      <style:paragraph-properties fo:text-align="center" style:justify-single-word="false"/>
      <style:text-properties style:font-name="Times New Roman" fo:font-size="24pt" style:font-size-asian="24pt" style:font-size-complex="24pt"/>
    </style:style>
    <style:style style:name="P8" style:family="paragraph" style:parent-style-name="Text_20_body">
      <style:paragraph-properties fo:text-align="start"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style:tab-stops>
          <style:tab-stop style:position="0.838cm"/>
        </style:tab-stops>
      </style:paragraph-properties>
    </style:style>
    <style:style style:name="P13" style:family="paragraph" style:parent-style-name="Text_20_body">
      <style:paragraph-properties>
        <style:tab-stops>
          <style:tab-stop style:position="0.838cm"/>
        </style:tab-stops>
      </style:paragraph-properties>
      <style:text-properties style:font-name="Courier 10 Pitch" fo:font-size="10pt" fo:font-weight="normal" style:font-size-asian="10pt" style:font-weight-asian="normal" style:font-size-complex="10pt" style:font-weight-complex="normal"/>
    </style:style>
    <style:style style:name="P14" style:family="paragraph" style:parent-style-name="Text_20_body">
      <style:paragraph-properties>
        <style:tab-stops>
          <style:tab-stop style:position="0.838cm"/>
        </style:tab-stops>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margin-top="0cm" fo:margin-bottom="0cm" fo:text-align="start" style:justify-single-word="false"/>
    </style:style>
    <style:style style:name="P17" style:family="paragraph" style:parent-style-name="Text_20_body">
      <style:paragraph-properties fo:margin-top="0cm" fo:margin-bottom="0cm">
        <style:tab-stops>
          <style:tab-stop style:position="0.838cm"/>
        </style:tab-stops>
      </style:paragraph-properties>
      <style:text-properties style:font-name="Courier 10 Pitch" fo:font-size="10pt" fo:font-weight="normal" style:font-size-asian="10pt" style:font-weight-asian="normal" style:font-size-complex="10pt" style:font-weight-complex="normal"/>
    </style:style>
    <style:style style:name="P18" style:family="paragraph" style:parent-style-name="Text_20_body">
      <style:paragraph-properties fo:margin-top="0cm" fo:margin-bottom="0cm">
        <style:tab-stops>
          <style:tab-stop style:position="0.838cm"/>
        </style:tab-stops>
      </style:paragraph-properties>
      <style:text-properties style:use-window-font-color="true" style:font-name="Courier 10 Pitch" fo:font-size="10pt" fo:font-weight="normal" style:font-size-asian="10pt" style:font-weight-asian="normal" style:font-size-complex="10pt" style:font-weight-complex="normal"/>
    </style:style>
    <style:style style:name="P19" style:family="paragraph" style:parent-style-name="Standard">
      <style:paragraph-properties fo:margin-top="0cm" fo:margin-bottom="0cm">
        <style:tab-stops>
          <style:tab-stop style:position="0.838cm"/>
        </style:tab-stops>
      </style:paragraph-properties>
      <style:text-properties style:font-name="Courier 10 Pitch" fo:font-size="10pt" fo:font-weight="normal" style:font-size-asian="10pt" style:font-weight-asian="normal" style:font-size-complex="10pt" style:font-weight-complex="normal"/>
    </style:style>
    <style:style style:name="P20" style:family="paragraph" style:parent-style-name="Heading_20_1">
      <style:paragraph-properties fo:break-before="pag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9.768cm" style:type="right" style:leader-style="dotted" style:leader-text="."/>
        </style:tab-stops>
      </style:paragraph-properties>
    </style:style>
    <style:style style:name="P23"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Contents_20_2">
      <style:paragraph-properties>
        <style:tab-stops>
          <style:tab-stop style:position="19.269cm" style:type="right" style:leader-style="dotted" style:leader-text="."/>
        </style:tab-stops>
      </style:paragraph-properties>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fo:font-weight="normal" style:font-weight-asian="normal" style:font-weight-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29"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style>
    <style:style style:name="T6" style:family="text">
      <style:text-properties style:use-window-font-color="true" style:font-name="Arial1"/>
    </style:style>
    <style:style style:name="T7" style:family="text">
      <style:text-properties fo:color="#c00000"/>
    </style:style>
    <style:style style:name="T8" style:family="text">
      <style:text-properties fo:color="#0000c0"/>
    </style:style>
    <style:style style:name="T9" style:family="text">
      <style:text-properties fo:font-weight="bold" style:font-weight-asian="bold" style:font-weight-complex="bold"/>
    </style:style>
    <style:style style:name="T10" style:family="text">
      <style:text-properties style:font-name="Courier 10 Pitch"/>
    </style:style>
    <style:style style:name="T11" style:family="text">
      <style:text-properties style:font-name="Courier 10 Pitch" fo:font-weight="normal" style:font-weight-asian="normal" style:font-weight-complex="normal"/>
    </style:style>
    <style:style style:name="T12" style:family="text">
      <style:text-properties style:font-name="Arial1"/>
    </style:style>
    <style:style style:name="T13" style:family="text">
      <style:text-properties style:font-name="Arial1" fo:font-size="10pt" style:font-size-asian="10pt" style:font-size-complex="10pt"/>
    </style:style>
    <style:style style:name="T14" style:family="text">
      <style:text-properties style:font-name="Arial1" fo:font-size="10pt" fo:font-style="italic" style:font-size-asian="10pt" style:font-style-asian="italic" style:font-size-complex="10pt" style:font-style-complex="italic"/>
    </style:style>
    <style:style style:name="T15" style:family="text">
      <style:text-properties style:font-name="Arial1" fo:font-style="normal" style:font-style-asian="normal" style:font-style-complex="normal"/>
    </style:style>
    <style:style style:name="T16" style:family="text">
      <style:text-properties style:font-name="Arial1" fo:font-style="italic" style:font-style-asian="italic" style:font-style-complex="italic"/>
    </style:style>
    <style:style style:name="T17" style:family="text">
      <style:text-properties style:font-name-asian="Arial1" style:font-name-complex="Arial1"/>
    </style:style>
    <style:style style:name="T18" style:family="text">
      <style:text-properties fo:font-size="4pt" style:font-size-asian="4pt" style:font-size-complex="4pt"/>
    </style:style>
    <style:style style:name="T19" style:family="text">
      <style:text-properties fo:font-size="4pt" style:font-name-asian="Arial1" style:font-size-asian="4pt" style:font-name-complex="Arial1" style:font-size-complex="4pt"/>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style:font-name="Courier 10 Pitch"/>
    </style:style>
    <style:style style:name="T23" style:family="text">
      <style:text-properties style:font-name="Courier 10 Pitch1"/>
    </style:style>
    <style:style style:name="T24" style:family="text">
      <style:text-properties style:font-name="Arial1"/>
    </style:style>
    <style:style style:name="T25" style:family="text">
      <style:text-properties style:font-name="Arial1" fo:font-style="italic" style:font-style-asian="italic" style:font-style-complex="italic"/>
    </style:style>
    <style:style style:name="T26" style:family="text">
      <style:text-properties style:font-name="Arial1" fo:font-style="normal" style:font-style-asian="normal" style:font-style-complex="normal"/>
    </style:style>
    <style:style style:name="T27"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P7">SKS (Secure Key Store)</text:p>
      <text:p text:style-name="P7">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21">Table of Contents</text:p>
          </text:index-title>
          <text:p text:style-name="P22"><text:a xlink:type="simple" xlink:href="#3.Introduction|outline" text:style-name="Internet_20_link" text:visited-style-name="Internet_20_link">Introduction<text:tab/>3</text:a></text:p>
          <text:p text:style-name="P22"><text:a xlink:type="simple" xlink:href="#4.Architecture|outline" text:style-name="Internet_20_link" text:visited-style-name="Internet_20_link">Architecture<text:tab/>3</text:a></text:p>
          <text:p text:style-name="P22"><text:a xlink:type="simple" xlink:href="#5.Provisioning API|outline" text:style-name="Internet_20_link" text:visited-style-name="Internet_20_link">Provisioning API<text:tab/>3</text:a></text:p>
          <text:p text:style-name="P22"><text:a xlink:type="simple" xlink:href="#6.“Key User” API|outline" text:style-name="Internet_20_link" text:visited-style-name="Internet_20_link">“Key User” API<text:tab/>3</text:a></text:p>
          <text:p text:style-name="P22"><text:a xlink:type="simple" xlink:href="#7.Objects|outline" text:style-name="Internet_20_link" text:visited-style-name="Internet_20_link">Objects<text:tab/>4</text:a></text:p>
          <text:p text:style-name="P24"><text:a xlink:type="simple" xlink:href="#7.1.Key Protection Objects|outline" text:style-name="Internet_20_link" text:visited-style-name="Internet_20_link">Key Protection Objects<text:tab/>5</text:a></text:p>
          <text:p text:style-name="P24"><text:a xlink:type="simple" xlink:href="#7.2.Key Data Objects|outline" text:style-name="Internet_20_link" text:visited-style-name="Internet_20_link">Key Data Objects<text:tab/>5</text:a></text:p>
          <text:p text:style-name="P22"><text:a xlink:type="simple" xlink:href="#8.Data Types|outline" text:style-name="Internet_20_link" text:visited-style-name="Internet_20_link">Data Types<text:tab/>6</text:a></text:p>
          <text:p text:style-name="P22"><text:a xlink:type="simple" xlink:href="#9.Return Values|outline" text:style-name="Internet_20_link" text:visited-style-name="Internet_20_link">Return Values<text:tab/>6</text:a></text:p>
          <text:p text:style-name="P22"><text:a xlink:type="simple" xlink:href="#10.Error Codes|outline" text:style-name="Internet_20_link" text:visited-style-name="Internet_20_link">Error Codes<text:tab/>6</text:a></text:p>
          <text:p text:style-name="P22"><text:a xlink:type="simple" xlink:href="#11.Encrypted Data|outline" text:style-name="Internet_20_link" text:visited-style-name="Internet_20_link">Encrypted Data<text:tab/>7</text:a></text:p>
          <text:p text:style-name="P22"><text:a xlink:type="simple" xlink:href="#12.MAC Operations|outline" text:style-name="Internet_20_link" text:visited-style-name="Internet_20_link">MAC Operations<text:tab/>7</text:a></text:p>
          <text:p text:style-name="P22"><text:a xlink:type="simple" xlink:href="#13.Method List|outline" text:style-name="Internet_20_link" text:visited-style-name="Internet_20_link">Method List<text:tab/>7</text:a></text:p>
          <text:p text:style-name="P24"><text:a xlink:type="simple" xlink:href="#13.1.createProvisioningSession (1)|outline" text:style-name="Internet_20_link" text:visited-style-name="Internet_20_link">createProvisioningSession (1)<text:tab/>8</text:a></text:p>
          <text:p text:style-name="P24"><text:a xlink:type="simple" xlink:href="#13.2.closeProvisioningSession (2)|outline" text:style-name="Internet_20_link" text:visited-style-name="Internet_20_link">closeProvisioningSession (2)<text:tab/>10</text:a></text:p>
          <text:p text:style-name="P24"><text:a xlink:type="simple" xlink:href="#13.3.abortProvisioningSession (3)|outline" text:style-name="Internet_20_link" text:visited-style-name="Internet_20_link">abortProvisioningSession (3)<text:tab/>11</text:a></text:p>
          <text:p text:style-name="P24"><text:a xlink:type="simple" xlink:href="#13.4.createPUKPolicy (5)|outline" text:style-name="Internet_20_link" text:visited-style-name="Internet_20_link">createPUKPolicy (5)<text:tab/>12</text:a></text:p>
          <text:p text:style-name="P24"><text:a xlink:type="simple" xlink:href="#13.5.createPINPolicy (6)|outline" text:style-name="Internet_20_link" text:visited-style-name="Internet_20_link">createPINPolicy (6)<text:tab/>13</text:a></text:p>
          <text:p text:style-name="P24"><text:a xlink:type="simple" xlink:href="#13.7.createKeyPair (7)|outline" text:style-name="Internet_20_link" text:visited-style-name="Internet_20_link">createKeyPair (7)<text:tab/>14</text:a></text:p>
          <text:p text:style-name="P22"><text:a xlink:type="simple" xlink:href="#14.References|outline" text:style-name="Internet_20_link" text:visited-style-name="Internet_20_link">References<text:tab/>16</text:a></text:p>
          <text:p text:style-name="P22"><text:a xlink:type="simple" xlink:href="#15.Acknowledgments|outline" text:style-name="Internet_20_link" text:visited-style-name="Internet_20_link">Acknowledgments<text:tab/>17</text:a></text:p>
        </text:index-body>
      </text:table-of-content>
      <text:p text:style-name="Contents_20_Heading"/>
      <text:h text:style-name="Heading_20_1" text:outline-level="1"/>
      <text:h text:style-name="Heading_20_1" text:outline-level="1"/>
      <text:h text:style-name="P20" text:outline-level="1">Introduction</text:h>
      <text:p text:style-name="Text_20_body">This document describes the API (Application Programming Interface) and architecture of an electronic component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 SKS is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secure provisioning of keys, which remains secure even if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 <text:s/>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KeyGen2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current protocols, APIs, and smart cards. <text:s/>The simple answer is: NOT. <text:s/>The reason why SKS still makes sense is that none of the common protocols, APIs and smart cards support secure on-line provisioning to end-users because <text:span text:style-name="T1">the current generation of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 <text:s text:c="2"/><text:span text:style-name="T1">“On the internet anybody can be an operator of something”</text:span>.</text:p>
      <text:p text:style-name="Text_20_body"/>
      <text:h text:style-name="Heading_20_1" text:outline-level="1">“Key User” API</text:h>
      <text:p text:style-name="P8">In this document Key User API refers to operations that are used by security applications like SSL-client-certificate authentication, S/MIME, and Kerberos (PKINIT). <text:s/>The Key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s/>The described Key User API is fully mappable to the subset of CryptoAPI, PKCS#11, and JCE that most existing PKI-using applications rely on.</text:p>
      <text:p text:style-name="P8">The Key User API does not use authenticated sessions like featured in TPM 1.2 because this is a <text:span text:style-name="T1">local security option</text:span>, while the provisioning API has its own self-contained (mandatory) authentication scheme.</text:p>
      <text:p text:style-name="P8"><text:soft-page-break/>If another Key User API is used the only requirement is that the things that are provisioned by the Provisioning API, are compatible.</text:p>
      <text:p text:style-name="P8"/>
      <text:h text:style-name="Heading_20_1" text:outline-level="1">Objects</text:h>
      <text:p text:style-name="P8">The SKS API (as well as its companion protocol KeyGen2), assumes that objects are arranged in a specific fashion in order to work. <text:s/>At the core of the system are the cryptographic keys which are not only used for authentication, signing etc. but also for key life-cycle management and management of key attributes. <text:s/>All provisioned keys, included symmetric dittos, are identified and managed through an X.509 certificate. <text:s/>The reason for this arrangement is that this facilitates <text:span text:style-name="T1">universal object management</text:span> as well as supporting the POI (Proof Of Issuance) concept for enabling <text:span text:style-name="T1">secure remote object management by independent issuers</text:span>.</text:p>
      <text:p text:style-name="P8">Note: unlike smart cards, SKS has no visible file system, only objects.</text:p>
      <text:p text:style-name="P8"/>
      <text:h text:style-name="P25" text:outline-level="2">Key Protection Objects</text:h>
      <text:p text:style-name="Text_20_body">Keys may optionally be protected by PIN-codes. <text:s/>Each PIN-protected key have a separate error-counter, but a single PIN policy object may govern multiple keys. <text:s text:c="2"/>A PIN-policy and its associated keys are in turn governed by a PUK (Personal Unlock Key) policy object that can be used to reset error-counters that have passed the limit as defined by the PIN policy.</text:p>
      <text:p text:style-name="P8"><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8">PIN and PUK policy objects are not directly addressable after provisioning; in order to read PIN and/or PUK policy data, you need to use an associated key handle as input.</text:p>
      <text:p text:style-name="P8">The following XML extract shows a matching key generation (provisioning) request in KeyGen2:<text:line-break/></text:p>
      <table:table table:name="Table2" table:style-name="Table2">
        <table:table-column table:style-name="Table2.A"/>
        <table:table-row>
          <table:table-cell table:style-name="Table2.A1" office:value-type="string">
            <text:p text:style-name="P16">    &lt;<text:span text:style-name="T7">CreateObject</text:span>&gt;<text:line-break/>        &lt;<text:span text:style-name="T7">PUKPolicy</text:span> <text:span text:style-name="T8">ID</text:span>="PUK.1" <text:span text:style-name="T8">Format</text:span>="numeric" <text:span text:style-name="T8">RetryLimit</text:span>="3" <text:span text:style-name="T8">EncryptedValue</text:span>="mjRKrcuO <text:span text:style-name="T9">... </text:span>1O/e9mgMf3qw"&gt;<text:line-break/>            &lt;<text:span text:style-name="T7">PINPolicy</text:span> <text:span text:style-name="T8">ID</text:span>="PIN.1" <text:span text:style-name="T8">Format</text:span>="numeric" <text:span text:style-name="T8">Grouping</text:span>="shared" <text:span text:style-name="T8">MaxLength</text:span>="8" <text:span text:style-name="T8">MinLength</text:span>="4"<text:line-break/> <text:s text:c="30"/><text:span text:style-name="T8">PatternRestrictions</text:span>="three-in-a-row sequence" <text:span text:style-name="T8">RetryLimit</text:span>="3"&gt;<text:line-break/>                &lt;<text:span text:style-name="T7">KeyPair</text:span> <text:span text:style-name="T8">ID</text:span>="Key.1" <text:span text:style-name="T8">KeyUsage</text:span>="encryption"&gt;<text:line-break/>                    &lt;<text:span text:style-name="T7">RSA</text:span> <text:span text:style-name="T8">KeySize</text:span>="1024"/&gt;<text:line-break/>                &lt;/<text:span text:style-name="T7">KeyPair</text:span>&gt;<text:line-break/>                &lt;<text:span text:style-name="T7">KeyPair</text:span> <text:span text:style-name="T8">ID</text:span>="Key.2" <text:span text:style-name="T8">KeyUsage</text:span>="authentication"&gt;<text:line-break/>                    &lt;<text:span text:style-name="T7">RSA</text:span> <text:span text:style-name="T8">KeySize</text:span>="2048"/&gt;<text:line-break/>                &lt;/<text:span text:style-name="T7">KeyPair</text:span>&gt;<text:line-break/>            &lt;/<text:span text:style-name="T7">PINPolicy</text:span>&gt;<text:line-break/>        &lt;/<text:span text:style-name="T7">PUKPolicy</text:span>&gt;<text:line-break/>    &lt;/<text:span text:style-name="T7">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
      <text:h text:style-name="Heading_20_2" text:outline-level="2">Key Data Objects</text:h>
      <text:p text:style-name="Text_20_body">Provisioned keys always have an associated X.509 certificate, while other objects are optional. <text:s/></text:p>
      <text:p text:style-name="Text_20_body">Lots of other stuff: TBD</text:p>
      <text:h text:style-name="P20"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Type</text:p>
          </table:table-cell>
          <table:table-cell table:style-name="Table8.A1" office:value-type="string">
            <text:p text:style-name="P4">Length</text:p>
          </table:table-cell>
          <table:table-cell table:style-name="Table8.C1" office:value-type="string">
            <text:p text:style-name="P4">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1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Name</text:p>
          </table:table-cell>
          <table:table-cell table:style-name="Table6.A1" office:value-type="string">
            <text:p text:style-name="P4">Type</text:p>
          </table:table-cell>
          <table:table-cell table:style-name="Table6.C1" office:value-type="string">
            <text:p text:style-name="P4">Comment</text:p>
          </table:table-cell>
        </table:table-row>
        <table:table-row table:style-name="Table6.2">
          <table:table-cell table:style-name="Table6.A2" office:value-type="string">
            <text:p text:style-name="P5">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5">ErrorString</text:p>
          </table:table-cell>
          <table:table-cell table:style-name="Table6.A2" office:value-type="string">
            <text:p text:style-name="P3">byte<text:span text:style-name="T17">⁮[</text:span><text:span text:style-name="T19"> </text:span><text:span text:style-name="T1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Name</text:p>
          </table:table-cell>
          <table:table-cell table:style-name="Table7.A1" office:value-type="string">
            <text:p text:style-name="P4">Value</text:p>
          </table:table-cell>
          <table:table-cell table:style-name="Table7.C1" office:value-type="string">
            <text:p text:style-name="P4">Comment</text:p>
          </table:table-cell>
        </table:table-row>
        <table:table-row table:style-name="Table7.2">
          <table:table-cell table:style-name="Table7.A2" office:value-type="string">
            <text:p text:style-name="P5">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6">This error is returned when there is something wrong with a supplied <text:s/>PIN‑code. <text:s/>For more detailed information, see HHH and FFF</text:span></text:span></text:p>
          </table:table-cell>
        </table:table-row>
        <table:table-row table:style-name="Table7.2">
          <table:table-cell table:style-name="Table7.A2" office:value-type="string">
            <text:p text:style-name="P6">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6">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6">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6">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6">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6">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6">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20"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10">EncryptionKey</text:span> = <text:span text:style-name="CrossRef"><text:span text:style-name="T20"><text:reference-ref text:reference-format="text" text:ref-name="HMAC_SHA256">HMAC-SHA256</text:reference-ref></text:span></text:span> (<text:span text:style-name="T10">SK</text:span>, <text:span text:style-name="T10">ClientSessionID</text:span> ||<text:line-break/> <text:s text:c="67"/><text:span text:style-name="T10">ServerSessionID</text:span> ||<text:line-break/> <text:s text:c="67"/><text:span text:style-name="T10">IssuerURI</text:span> ||<text:line-break/> <text:s text:c="67"/><text:span text:style-name="T23">"</text:span><text:span text:style-name="T10">Encryption Key"</text:span>)</text:p>
      <text:p text:style-name="Text_20_body">The <text:span text:style-name="T10">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some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formula:</text:p>
      <text:p text:style-name="Text_20_body"><text:span text:style-name="T10">MAC</text:span> = <text:span text:style-name="CrossRef"><text:span text:style-name="T20"><text:reference-ref text:reference-format="text" text:ref-name="HMAC_SHA256">HMAC-SHA256</text:reference-ref></text:span></text:span> (<text:span text:style-name="T16">MethodName</text:span><text:span text:style-name="T12"> ||</text:span> <text:span text:style-name="T10">SK</text:span><text:span text:style-name="T12"> || </text:span><text:span text:style-name="T10">ClientSessionID</text:span> || <text:span text:style-name="T10">ServerSessionID</text:span> || <text:span text:style-name="T10">IssuerURI</text:span><text:span text:style-name="T12">, </text:span><text:span text:style-name="T16">Data</text:span><text:span text:style-name="T12">...)</text:span></text:p>
      <text:p text:style-name="Text_20_body"><text:span text:style-name="T12">The </text:span><text:span text:style-name="T16">MethodName</text:span><text:span text:style-name="T12"> is simply the string literal of the target method like </text:span><text:span text:style-name="T10">"closeProvisioningSession"</text:span><text:span text:style-name="T12">, while </text:span><text:span text:style-name="T16">Data</text:span><text:span text:style-name="T15"> represent the arguments in declaration order.</text:span></text:p>
      <text:p text:style-name="Text_20_body"><text:span text:style-name="T15">Argument data that is to be included in MAC operations MUST only include the content data, not length etc. <text:s/>See </text:span><text:span text:style-name="CrossRef"><text:span text:style-name="T20"><text:reference-ref text:reference-format="text" text:ref-name="datatypes">Data Types</text:reference-ref></text:span></text:span><text:span text:style-name="T15">.</text:span></text:p>
      <text:p text:style-name="Text_20_body"><text:span text:style-name="T12"/></text:p>
      <text:h text:style-name="Heading_20_1" text:outline-level="1">Method List</text:h>
      <text:p text:style-name="P9">This section provides a list of all the SKS methods. <text:s/>The number in parenthesis holds the decimal value used to identify the method in a call. <text:s/>Method calls are formatted as strings of bytes where the first byte is the method ID and the succeeding bytes the applicable argument data.</text:p>
      <text:h text:style-name="P26"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Name</text:p>
          </table:table-cell>
          <table:table-cell table:style-name="Table1.A1" office:value-type="string">
            <text:p text:style-name="P4">Type</text:p>
          </table:table-cell>
          <table:table-cell table:style-name="Table1.C1" office:value-type="string">
            <text:p text:style-name="P4">Comment</text:p>
          </table:table-cell>
        </table:table-row>
        <table:table-row table:style-name="Table1.2">
          <table:table-cell table:style-name="Table1.A2" office:value-type="string">
            <text:p text:style-name="P5">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5">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5">IssuerURI</text:p>
          </table:table-cell>
          <table:table-cell table:style-name="Table1.A2" office:value-type="string">
            <text:p text:style-name="P3">byte<text:span text:style-name="T17">⁮[</text:span><text:span text:style-name="T19"> </text:span><text:span text:style-name="T17">]</text:span></text:p>
          </table:table-cell>
          <table:table-cell table:style-name="Table1.C2" office:value-type="string">
            <text:p text:style-name="Table_20_Contents"><text:span text:style-name="T13">UTF-8 encoded URI identifying the issuer. <text:s/>In </text:span><text:span text:style-name="CrossRef"><text:reference-ref text:reference-format="text" text:ref-name="keygen2">KeyGen2</text:reference-ref></text:span><text:span text:style-name="T13"> this is the URL to which the result of this method is POSTed. <text:s/>The string MUST NOT exceed 1024 bytes</text:span></text:p>
          </table:table-cell>
        </table:table-row>
        <table:table-row table:style-name="Table1.2">
          <table:table-cell table:style-name="Table1.A2" office:value-type="string">
            <text:p text:style-name="P5">ServerPublicKey</text:p>
          </table:table-cell>
          <table:table-cell table:style-name="Table1.A2" office:value-type="string">
            <text:p text:style-name="P3">byte[<text:span text:style-name="T18">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10">SK</text:span>). <text:s/>The size of the key MUST match RSA capabilities</text:p>
          </table:table-cell>
        </table:table-row>
        <table:table-row table:style-name="Table1.2">
          <table:table-cell table:style-name="Table1.A2" office:value-type="string">
            <text:p text:style-name="P5">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5">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10">SK</text:span><text:span text:style-name="T12"> by limiting the number of externally visible SKS-generated signed and/or encrypted data objects</text:span></text:p>
          </table:table-cell>
        </table:table-row>
        <table:table-row table:style-name="Table1.2">
          <table:table-cell table:style-name="Table1.A2" office:value-type="string">
            <text:p text:style-name="P5">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text:p>
          </table:table-cell>
          <table:table-cell table:style-name="Table3.A1" office:value-type="string">
            <text:p text:style-name="P4">Type</text:p>
          </table:table-cell>
          <table:table-cell table:style-name="Table3.C1" office:value-type="string">
            <text:p text:style-name="P4">Comment</text:p>
          </table:table-cell>
        </table:table-row>
        <table:table-row table:style-name="Table3.2">
          <table:table-cell table:style-name="Table3.A2" office:value-type="string">
            <text:p text:style-name="P5">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5">EncryptedSessionKey</text:p>
          </table:table-cell>
          <table:table-cell table:style-name="Table3.A2" office:value-type="string">
            <text:p text:style-name="P3">byte[<text:span text:style-name="T18"> </text:span>]</text:p>
          </table:table-cell>
          <table:table-cell table:style-name="Table3.C2" office:value-type="string">
            <text:p text:style-name="P2">Encrypted <text:span text:style-name="T10">SK</text:span></text:p>
          </table:table-cell>
        </table:table-row>
        <table:table-row table:style-name="Table3.2">
          <table:table-cell table:style-name="Table3.A2" office:value-type="string">
            <text:p text:style-name="P5">SessionKeyAttest</text:p>
          </table:table-cell>
          <table:table-cell table:style-name="Table3.A2" office:value-type="string">
            <text:p text:style-name="P3">byte[<text:span text:style-name="T18"> </text:span>]</text:p>
          </table:table-cell>
          <table:table-cell table:style-name="Table3.C2" office:value-type="string">
            <text:p text:style-name="P2"><text:span text:style-name="T10">SK</text:span> attestation signature</text:p>
          </table:table-cell>
        </table:table-row>
        <table:table-row table:style-name="Table3.2">
          <table:table-cell table:style-name="Table3.A2" office:value-type="string">
            <text:p text:style-name="P5">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2"/>
      <text:p text:style-name="Text_20_body"><text:span text:style-name="T11">createProvisioningSession</text:span> is the foundation for provisioning keys in an SKS. <text:s/>It performs the following steps in an <text:span text:style-name="T1">atomic</text:span> fashion:</text:p>
      <text:list xml:id="list2174275102" text:style-name="L1">
        <text:list-item>
          <text:p text:style-name="P28">Generates a <text:span text:style-name="T1">random</text:span>, <text:span text:style-name="T1">secret</text:span> 32-byte <text:span text:style-name="T10">SK</text:span><text:span text:style-name="T12"> (Session Key).</text:span></text:p>
        </text:list-item>
        <text:list-item>
          <text:p text:style-name="P28"><text:span text:style-name="T12">Internally stores </text:span><text:span text:style-name="T10">SK</text:span><text:span text:style-name="T12">, </text:span><text:span text:style-name="T10">ClientSessionID</text:span><text:span text:style-name="T12">, </text:span><text:span text:style-name="T10">ServerSessionID</text:span><text:span text:style-name="T12">, </text:span><text:span text:style-name="T10">IssuerURI</text:span><text:span text:style-name="T12">, </text:span><text:span text:style-name="T10">Updatable</text:span><text:span text:style-name="T12">, </text:span><text:span text:style-name="T10">ClientOperationLimit</text:span><text:span text:style-name="T12">, current time + </text:span><text:span text:style-name="T10">SessionLifeTime</text:span><text:span text:style-name="T12"> and returns a handle to the storage location in </text:span><text:span text:style-name="T10">ProvisioningHandle</text:span><text:span text:style-name="T12">.</text:span></text:p>
        </text:list-item>
        <text:list-item>
          <text:p text:style-name="P28"><text:span text:style-name="T10">EncryptedSessionKey</text:span> = <text:span text:style-name="T2">Encrypt</text:span> (<text:span text:style-name="T10">ServerPublicKey</text:span>, <text:span text:style-name="T10">SK</text:span>)</text:p>
        </text:list-item>
        <text:list-item>
          <text:p text:style-name="P28"><text:span text:style-name="T10">SessionKeyAttest</text:span> = <text:span text:style-name="T2">Sign</text:span> (<text:span text:style-name="T10">AttestationPrivateKey</text:span>,<text:line-break/> <text:s text:c="47"/><text:span text:style-name="CrossRef"><text:span text:style-name="T20"><text:reference-ref text:reference-format="text" text:ref-name="HMAC_SHA256">HMAC-SHA256</text:reference-ref></text:span></text:span> (<text:span text:style-name="T10">SK</text:span>, <text:span text:style-name="T10">ClientSessionID</text:span> || <text:line-break/> <text:s text:c="82"/><text:span text:style-name="T10">ServerSessionID</text:span> ||<text:line-break/> <text:s text:c="82"/><text:span text:style-name="T10">ServerPublicKey</text:span> ||<text:line-break/> <text:s text:c="82"/><text:span text:style-name="T10">IssuerURI</text:span> ||<text:line-break/> <text:s text:c="82"/><text:span text:style-name="T10">Updatable</text:span> ||<text:line-break/> <text:s text:c="82"/><text:span text:style-name="T10">ClientOperationLimit</text:span> ||<text:line-break/> <text:s text:c="82"/><text:span text:style-name="T10">SessionLifeTime</text:span>))</text:p>
        </text:list-item>
      </text:list>
      <text:p text:style-name="P11"><text:line-break/>The purpose of <text:span text:style-name="T10">createProvisioningSession</text:span> is creating a shared session key (<text:span text:style-name="T10">SK</text:span>) that is only known by the issuer and the SKS. <text:s/>In addition, the SKS is authenticated to the issuer.</text:p>
      <text:p text:style-name="P11"><text:span text:style-name="T10">SK</text:span> is used for <text:span text:style-name="T1">authenticating</text:span> and <text:span text:style-name="T1">encrypting</text:span> data that is exchanged between the issuer and the SKS during subsequent steps in the provisioning session.</text:p>
      <text:p text:style-name="P11">If any succeeding operation associated with the provisioning session (through <text:span text:style-name="T10">ProvisioningHandle</text:span>), is regarded as incorrect by the SKS, <text:span text:style-name="T1">the session is immediately terminated and removed from internal storage</text:span>.</text:p>
      <text:p text:style-name="P15"/>
      <text:p text:style-name="P15">Notes</text:p>
      <text:p text:style-name="Text_20_body"><text:soft-page-break/><text:span text:style-name="T2">Encrypt</text:span><text:span text:style-name="T20"> uses the </text:span><text:span text:style-name="CrossRef"><text:span text:style-name="T20"><text:reference-ref text:reference-format="text" text:ref-name="RSAES">RSAES-PKCS1-v1_5</text:reference-ref></text:span></text:span> algorithm<text:span text:style-name="T20">.</text:span></text:p>
      <text:p text:style-name="Text_20_body"><text:span text:style-name="T2">Sign</text:span><text:span text:style-name="T20"> uses </text:span><text:span text:style-name="CrossRef"><text:span text:style-name="T20"><text:reference-ref text:reference-format="text" text:ref-name="DIAS">DIAS</text:reference-ref></text:span></text:span><text:span text:style-name="T20"> or </text:span><text:span text:style-name="CrossRef"><text:span text:style-name="T20"><text:reference-ref text:reference-format="text" text:ref-name="RSASSA">RSASSA-PKCS1-v1_5</text:reference-ref></text:span></text:span><text:span text:style-name="T20"> signatures for RSA keys and </text:span><text:span text:style-name="CrossRef"><text:span text:style-name="T20"><text:reference-ref text:reference-format="text" text:ref-name="ECDSA">ECDSA</text:reference-ref></text:span></text:span><text:span text:style-name="T20"> for EC keys with SHA256 as the hash function.</text:span></text:p>
      <text:p text:style-name="P11"><text:span text:style-name="T10">ProvisioningHandle</text:span> is guaranteed to be unique and never reused.</text:p>
      <text:h text:style-name="P26" text:outline-level="2">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Name</text:p>
          </table:table-cell>
          <table:table-cell table:style-name="Table10.A1" office:value-type="string">
            <text:p text:style-name="P4">Type</text:p>
          </table:table-cell>
          <table:table-cell table:style-name="Table10.C1" office:value-type="string">
            <text:p text:style-name="P4">Comment</text:p>
          </table:table-cell>
        </table:table-row>
        <table:table-row table:style-name="Table10.2">
          <table:table-cell table:style-name="Table10.A2" office:value-type="string">
            <text:p text:style-name="P5">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5">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5">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MAC</text:p>
          </table:table-cell>
          <table:table-cell table:style-name="Table10.A2" office:value-type="string">
            <text:p text:style-name="P3">byte<text:span text:style-name="T17">⁮[32]</text:span></text:p>
          </table:table-cell>
          <table:table-cell table:style-name="Table10.C2" office:value-type="string">
            <text:p text:style-name="Table_20_Contents"><text:span text:style-name="T13">Vouches for the authenticity of the </text:span><text:span text:style-name="T14">expected result</text:span><text:span text:style-name="T13">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Name</text:p>
          </table:table-cell>
          <table:table-cell table:style-name="Table11.A1" office:value-type="string">
            <text:p text:style-name="P4">Type</text:p>
          </table:table-cell>
          <table:table-cell table:style-name="Table11.C1" office:value-type="string">
            <text:p text:style-name="P4">Comment</text:p>
          </table:table-cell>
        </table:table-row>
        <table:table-row table:style-name="Table11.2">
          <table:table-cell table:style-name="Table11.A2" office:value-type="string">
            <text:p text:style-name="P5">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5">AttestedResponse</text:p>
          </table:table-cell>
          <table:table-cell table:style-name="Table11.A2" office:value-type="string">
            <text:p text:style-name="P3">byte[32]</text:p>
          </table:table-cell>
          <table:table-cell table:style-name="Table11.C2" office:value-type="string">
            <text:p text:style-name="P2">Attestation of the string “Success”</text:p>
          </table:table-cell>
        </table:table-row>
      </table:table>
      <text:p text:style-name="P12"/>
      <text:p text:style-name="Text_20_body"><text:span text:style-name="T11">closeProvisioningSession</text:span> terminates a provisioning session and returns a proof of successful operation to the issuer. <text:s/>However, success status will only be returned if <text:span text:style-name="T1">all</text:span> of the following conditions are valid:</text:p>
      <text:list xml:id="list301313405" text:continue-numbering="true" text:style-name="L1">
        <text:list-item>
          <text:p text:style-name="P28">There is a valid provisioning session associated with <text:span text:style-name="T10">ProvisioningHandle</text:span></text:p>
        </text:list-item>
        <text:list-item>
          <text:p text:style-name="P28"><text:span text:style-name="T10">MAC</text:span><text:span text:style-name="T12"> matches the </text:span><text:span text:style-name="T16">expected result</text:span><text:span text:style-name="T12"> parameters</text:span></text:p>
        </text:list-item>
        <text:list-item>
          <text:p text:style-name="P29">The <text:span text:style-name="T1">expected result</text:span> matches the SKS' internal calculations</text:p>
        </text:list-item>
        <text:list-item>
          <text:p text:style-name="P29">All generated keys are fully provisioned which means that matching public key certificates have been deployed.</text:p>
        </text:list-item>
      </text:list>
      <text:p text:style-name="Text_20_body"><text:span text:style-name="T15"><text:line-break/>When a provisioning session has been successfully closed by this method, it remains stored (until all keys associated with it have been deleted), but will only be a target for future updates if its </text:span><text:span text:style-name="T10">Updatable</text:span> <text:span text:style-name="T15">flag is true. </text:span><text:line-break/></text:p>
      <text:h text:style-name="P26"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me</text:p>
          </table:table-cell>
          <table:table-cell table:style-name="Table4.A1" office:value-type="string">
            <text:p text:style-name="P4">Type</text:p>
          </table:table-cell>
          <table:table-cell table:style-name="Table4.C1" office:value-type="string">
            <text:p text:style-name="P4">Comment</text:p>
          </table:table-cell>
        </table:table-row>
        <table:table-row table:style-name="Table4.2">
          <table:table-cell table:style-name="Table4.A2" office:value-type="string">
            <text:p text:style-name="P5">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Name</text:p>
          </table:table-cell>
          <table:table-cell table:style-name="Table5.A1" office:value-type="string">
            <text:p text:style-name="P4">Type</text:p>
          </table:table-cell>
          <table:table-cell table:style-name="Table5.C1" office:value-type="string">
            <text:p text:style-name="P4">Comment</text:p>
          </table:table-cell>
        </table:table-row>
        <table:table-row table:style-name="Table5.2">
          <table:table-cell table:style-name="Table5.A2" office:value-type="string">
            <text:p text:style-name="P5">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2"/>
      <text:p text:style-name="Text_20_body"><text:span text:style-name="T11">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26" text:outline-level="2">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Name</text:p>
          </table:table-cell>
          <table:table-cell table:style-name="Table12.A1" office:value-type="string">
            <text:p text:style-name="P4">Type</text:p>
          </table:table-cell>
          <table:table-cell table:style-name="Table12.C1" office:value-type="string">
            <text:p text:style-name="P4">Comment</text:p>
          </table:table-cell>
        </table:table-row>
        <table:table-row table:style-name="Table12.2">
          <table:table-cell table:style-name="Table12.A2" office:value-type="string">
            <text:p text:style-name="P5">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5">ID</text:p>
          </table:table-cell>
          <table:table-cell table:style-name="Table12.A2" office:value-type="string">
            <text:p text:style-name="P3">byte<text:span text:style-name="T17">⁮[</text:span><text:span text:style-name="T19"> </text:span><text:span text:style-name="T17">]</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5">EncryptedValue</text:p>
          </table:table-cell>
          <table:table-cell table:style-name="Table12.A2" office:value-type="string">
            <text:p text:style-name="P3">byte[<text:span text:style-name="T1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5">Format</text:p>
          </table:table-cell>
          <table:table-cell table:style-name="Table12.A2" office:value-type="string">
            <text:p text:style-name="P3">byte</text:p>
          </table:table-cell>
          <table:table-cell table:style-name="Table12.C2" office:value-type="string">
            <text:p text:style-name="P2">Format of PUK strings. <text:s/>See format table</text:p>
          </table:table-cell>
        </table:table-row>
        <table:table-row table:style-name="Table12.2">
          <table:table-cell table:style-name="Table12.A2" office:value-type="string">
            <text:p text:style-name="P5">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Name</text:p>
          </table:table-cell>
          <table:table-cell table:style-name="Table13.A1" office:value-type="string">
            <text:p text:style-name="P4">Type</text:p>
          </table:table-cell>
          <table:table-cell table:style-name="Table13.C1" office:value-type="string">
            <text:p text:style-name="P4">Comment</text:p>
          </table:table-cell>
        </table:table-row>
        <table:table-row table:style-name="Table13.2">
          <table:table-cell table:style-name="Table13.A2" office:value-type="string">
            <text:p text:style-name="P5">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5">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2"/>
      <text:p text:style-name="P12"><text:span text:style-name="T11">createPUKPolicy</text:span><text:span text:style-name="T21"> creates a PUK policy object that is meant to be referenced by the </text:span><text:span text:style-name="CrossRef"><text:reference-ref text:reference-format="text" text:ref-name="createPINPolicy">createPINPolicy</text:reference-ref></text:span><text:span text:style-name="T21"> method.</text:span></text:p>
      <text:p text:style-name="P9"/>
      <text:h text:style-name="P25" text:outline-level="2"><text:reference-mark-start text:name="createPINPolicy"/><text:span text:style-name="T21">createPINPolicy</text:span><text:reference-mark-end text:name="createPINPolicy"/><text:span text:style-name="T21">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Name</text:p>
          </table:table-cell>
          <table:table-cell table:style-name="Table14.A1" office:value-type="string">
            <text:p text:style-name="P4">Type</text:p>
          </table:table-cell>
          <table:table-cell table:style-name="Table14.C1" office:value-type="string">
            <text:p text:style-name="P4">Comment</text:p>
          </table:table-cell>
        </table:table-row>
        <table:table-row table:style-name="Table14.2">
          <table:table-cell table:style-name="Table14.A2" office:value-type="string">
            <text:p text:style-name="P5">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5">ID</text:p>
          </table:table-cell>
          <table:table-cell table:style-name="Table14.A2" office:value-type="string">
            <text:p text:style-name="P3">byte<text:span text:style-name="T17">⁮[</text:span><text:span text:style-name="T19"> </text:span><text:span text:style-name="T17">]</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5">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5">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KKKKKKKKKKKKK</text:p>
          </table:table-cell>
        </table:table-row>
        <table:table-row table:style-name="Table14.2">
          <table:table-cell table:style-name="Table14.A2" office:value-type="string">
            <text:p text:style-name="P5">Format</text:p>
          </table:table-cell>
          <table:table-cell table:style-name="Table14.A2" office:value-type="string">
            <text:p text:style-name="P3">byte</text:p>
          </table:table-cell>
          <table:table-cell table:style-name="Table14.C2" office:value-type="string">
            <text:p text:style-name="P2">Format of PIN strings. <text:s/>See format table</text:p>
          </table:table-cell>
        </table:table-row>
        <table:table-row table:style-name="Table14.2">
          <table:table-cell table:style-name="Table14.A2" office:value-type="string">
            <text:p text:style-name="P5">RetryLimit</text:p>
          </table:table-cell>
          <table:table-cell table:style-name="Table14.A2" office:value-type="string">
            <text:p text:style-name="P3">byte</text:p>
          </table:table-cell>
          <table:table-cell table:style-name="Table14.C2" office:value-type="string">
            <text:p text:style-name="P2">Number of incorrect PIN values (<text:span text:style-name="T1">in a sequence</text:span>), forcing the key to lock up.<text:line-break/>A zero is not allowed as it would mean that the key would always be locked</text:p>
          </table:table-cell>
        </table:table-row>
        <table:table-row table:style-name="Table14.2">
          <table:table-cell table:style-name="Table14.A2" office:value-type="string">
            <text:p text:style-name="P5">Grouping</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5">PatternRestrictions</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5">Min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5">MaxLength</text:p>
          </table:table-cell>
          <table:table-cell table:style-name="Table14.A2" office:value-type="string">
            <text:p text:style-name="P3">byte</text:p>
          </table:table-cell>
          <table:table-cell table:style-name="Table14.C2" office:value-type="string">
            <text:p text:style-name="P2"/>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Name</text:p>
          </table:table-cell>
          <table:table-cell table:style-name="Table15.A1" office:value-type="string">
            <text:p text:style-name="P4">Type</text:p>
          </table:table-cell>
          <table:table-cell table:style-name="Table15.C1" office:value-type="string">
            <text:p text:style-name="P4">Comment</text:p>
          </table:table-cell>
        </table:table-row>
        <table:table-row table:style-name="Table15.2">
          <table:table-cell table:style-name="Table15.A2" office:value-type="string">
            <text:p text:style-name="P5">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5">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2"/>
      <text:p text:style-name="P12"><text:span text:style-name="T11">createPINPolicy</text:span><text:span text:style-name="T21"> creates a PIN policy object that is meant to be referenced by the </text:span><text:span text:style-name="CrossRef"><text:reference-ref text:reference-format="text" text:ref-name="createKeyPair">createKeyPair</text:reference-ref></text:span><text:span text:style-name="T21"> method.</text:span></text:p>
      <text:p text:style-name="P12"><text:span text:style-name="T21">If </text:span><text:span text:style-name="T11">PUKPolicyHandle</text:span><text:span text:style-name="T21"> is zero no PUK is associated with the PIN policy object.</text:span></text:p>
      <text:p text:style-name="P12"><text:span text:style-name="T21">A </text:span><text:span text:style-name="T11">PUKPolicyHandle</text:span><text:span text:style-name="T21"> value of 0xFFFFFFFF presumes that the target SKS supports a “device PUK”, </text:span><text:span text:style-name="T3">otherwise an error is returned</text:span><text:span text:style-name="T21">. <text:s/>The characteristics of a device PUK is out of scope for the SKS specification.</text:span></text:p>
      <text:h text:style-name="Heading_20_2" text:outline-level="2"/>
      <text:h text:style-name="P25"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Name</text:p>
          </table:table-cell>
          <table:table-cell table:style-name="Table16.A1" office:value-type="string">
            <text:p text:style-name="P4">Type</text:p>
          </table:table-cell>
          <table:table-cell table:style-name="Table16.C1" office:value-type="string">
            <text:p text:style-name="P4">Comment</text:p>
          </table:table-cell>
        </table:table-row>
        <table:table-row table:style-name="Table16.2">
          <table:table-cell table:style-name="Table16.A2" office:value-type="string">
            <text:p text:style-name="P5">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5">ID</text:p>
          </table:table-cell>
          <table:table-cell table:style-name="Table16.A2" office:value-type="string">
            <text:p text:style-name="P3">byte<text:span text:style-name="T17">⁮[</text:span><text:span text:style-name="T19"> </text:span><text:span text:style-name="T17">]</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5">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5">PINValue</text:p>
          </table:table-cell>
          <table:table-cell table:style-name="Table16.A2" office:value-type="string">
            <text:p text:style-name="P3">byte<text:span text:style-name="T17">⁮[</text:span><text:span text:style-name="T19"> </text:span><text:span text:style-name="T17">]</text:span></text:p>
          </table:table-cell>
          <table:table-cell table:style-name="Table16.C2" office:value-type="string">
            <text:p text:style-name="P2">PIN value must depending on <text:span text:style-name="T10">PINPolicyHandle</text:span> either be of zero length (the key is not PIN protected), contain a plain-text PIN value defined by the user,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5">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10">EncryptedPrivateKey</text:span><text:span text:style-name="T12"> for backup by the issuer</text:span></text:p>
          </table:table-cell>
        </table:table-row>
        <table:table-row table:style-name="Table16.2">
          <table:table-cell table:style-name="Table16.A2" office:value-type="string">
            <text:p text:style-name="P5">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5">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10">Updatable</text:span> flag to be true, otherwise an error is returned</text:p>
          </table:table-cell>
        </table:table-row>
        <table:table-row table:style-name="Table16.2">
          <table:table-cell table:style-name="Table16.A2" office:value-type="string">
            <text:p text:style-name="P5">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5">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5">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5">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Name</text:p>
          </table:table-cell>
          <table:table-cell table:style-name="Table17.A1" office:value-type="string">
            <text:p text:style-name="P4">Type</text:p>
          </table:table-cell>
          <table:table-cell table:style-name="Table17.C1" office:value-type="string">
            <text:p text:style-name="P4">Comment</text:p>
          </table:table-cell>
        </table:table-row>
        <table:table-row table:style-name="Table17.2">
          <table:table-cell table:style-name="Table17.A2" office:value-type="string">
            <text:p text:style-name="P5">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5">PublicKey</text:p>
          </table:table-cell>
          <table:table-cell table:style-name="Table17.A2" office:value-type="string">
            <text:p text:style-name="P3">byte<text:span text:style-name="T17">⁮[</text:span><text:span text:style-name="T19"> </text:span><text:span text:style-name="T1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5">AttestedPublicKey</text:p>
          </table:table-cell>
          <table:table-cell table:style-name="Table17.A2" office:value-type="string">
            <text:p text:style-name="P3">byte<text:span text:style-name="T17">⁮[</text:span><text:span text:style-name="T19"> </text:span><text:span text:style-name="T17">]</text:span></text:p>
          </table:table-cell>
          <table:table-cell table:style-name="Table17.C2" office:value-type="string">
            <text:p text:style-name="P2">Attestation of the authenticity of the public key and associated attributes</text:p>
          </table:table-cell>
        </table:table-row>
        <table:table-row table:style-name="Table17.2">
          <table:table-cell table:style-name="Table17.A2" office:value-type="string">
            <text:p text:style-name="P5">EncryptedPrivateKey</text:p>
          </table:table-cell>
          <table:table-cell table:style-name="Table17.A2" office:value-type="string">
            <text:p text:style-name="P3">byte<text:span text:style-name="T17">⁮[</text:span><text:span text:style-name="T19"> </text:span><text:span text:style-name="T17">]</text:span></text:p>
          </table:table-cell>
          <table:table-cell table:style-name="Table17.C2" office:value-type="string">
            <text:p text:style-name="P2"><text:span text:style-name="T1">Optional</text:span>. <text:s/>This element will only be created if <text:span text:style-name="T10">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5">KeyHandle</text:p>
          </table:table-cell>
          <table:table-cell table:style-name="Table17.A2" office:value-type="string">
            <text:p text:style-name="P3">int</text:p>
          </table:table-cell>
          <table:table-cell table:style-name="Table17.C2" office:value-type="string">
            <text:p text:style-name="P2">Local handle to created key pair object</text:p>
          </table:table-cell>
        </table:table-row>
      </table:table>
      <text:p text:style-name="P12"/>
      <text:p text:style-name="P12"><text:span text:style-name="T11">createKeyPair</text:span><text:span text:style-name="T21"> creates an asymmetric key-pair inside of the SKS. <text:s/>To assure the issuer that it actually belongs to the SKS, the public key, together with attributes and the protection objects is signed (attested) by the SKS according to the following algorithm using the KDF (“Attestation”) function:</text:span></text:p>
      <table:table table:name="Table18" table:style-name="Table18">
        <table:table-column table:style-name="Table18.A"/>
        <text:soft-page-break/>
        <table:table-row>
          <table:table-cell table:style-name="Table18.A1" office:value-type="string">
            <text:p text:style-name="P18">if (PINPolicyHandle == 0) <text:s/>// The key is not PIN protected</text:p>
            <text:p text:style-name="P18"><text:s text:c="2"/>{</text:p>
            <text:p text:style-name="P18"><text:s text:c="4"/>update (“Not PIN Protected”);</text:p>
            <text:p text:style-name="P18"><text:s text:c="2"/>}</text:p>
            <text:p text:style-name="P18">else if (PINPolicyHandle == 0xFFFFFFFF) <text:s/>// The key is protected by a device PIN</text:p>
            <text:p text:style-name="P18"><text:s text:c="2"/>{</text:p>
            <text:p text:style-name="P18"><text:s text:c="4"/>update (“Device PIN Protected”);</text:p>
            <text:p text:style-name="P18"><text:s text:c="2"/>}</text:p>
            <text:p text:style-name="P18">else <text:s/>// Standard PIN protection</text:p>
            <text:p text:style-name="P18"><text:s text:c="2"/>{</text:p>
            <text:p text:style-name="P17"><text:span text:style-name="T5"><text:s text:c="4"/>if </text:span>(PINPolicyHandle.PUKPolicyHandle == 0) <text:s/>// No PUK</text:p>
            <text:p text:style-name="P17"><text:s text:c="6"/>{</text:p>
            <text:p text:style-name="P17"><text:s text:c="8"/>update (“No PUK”);</text:p>
            <text:p text:style-name="P17"><text:s text:c="6"/>}</text:p>
            <text:p text:style-name="P17"><text:s text:c="4"/>else if (PINPolicyHandle.PUKPolicyHandle == 0xFFFFFFFF) <text:s/>// Device PUK</text:p>
            <text:p text:style-name="P17"><text:s text:c="6"/>{</text:p>
            <text:p text:style-name="P17"><text:s text:c="8"/>update (“Device PUK”);</text:p>
            <text:p text:style-name="P17"><text:s text:c="6"/>}</text:p>
            <text:p text:style-name="P17"><text:s text:c="4"/>else <text:s/>// Standard PUK</text:p>
            <text:p text:style-name="P17"><text:s text:c="6"/>{</text:p>
            <text:p text:style-name="P17"><text:s text:c="8"/>update (“PUK Policy=”);</text:p>
            <text:p text:style-name="P17"><text:s text:c="8"/>update (PINPolicyHandle.PUKPolicyHandle.ID);</text:p>
            <text:p text:style-name="P17"><text:s text:c="8"/>update (PINPolicyHandle.PUKPolicyHandle.RetryLimit);</text:p>
            <text:p text:style-name="P17"><text:s text:c="8"/>update (PINPolicyHandle.PUKPolicyHandle.<text:span text:style-name="T1">clearTextPUKValue</text:span><text:span text:style-name="T20"> ()</text:span>);</text:p>
            <text:p text:style-name="P17"><text:s text:c="8"/>update (PINPolicyHandle.PUKPolicyHandle.Format);</text:p>
            <text:p text:style-name="P17"><text:s text:c="6"/>}</text:p>
            <text:p text:style-name="P17"><text:s text:c="4"/>update (“PIN Policy=”);</text:p>
            <text:p text:style-name="P17"><text:s text:c="4"/>update (PINPolicyHandle.ID);</text:p>
            <text:p text:style-name="P19"><text:s text:c="4"/>update (PINPolicyHandle.RetryLimit);</text:p>
            <text:p text:style-name="P19"><text:s text:c="4"/>update (PINPolicyHandle.UserDefined);</text:p>
            <text:p text:style-name="P19"><text:s text:c="4"/>if (!PINPolicyHandle.UserDefined)</text:p>
            <text:p text:style-name="P19"><text:s text:c="6"/>{</text:p>
            <text:p text:style-name="P19"><text:s text:c="8"/>update (<text:span text:style-name="T1">clearTextPINValue</text:span><text:span text:style-name="T20"> ()</text:span>);</text:p>
            <text:p text:style-name="P19"><text:s text:c="6"/>}</text:p>
            <text:p text:style-name="P17"><text:s text:c="4"/>update (PINPolicyHandle.Format);</text:p>
            <text:p text:style-name="P17"><text:s text:c="4"/>update (PINPolicyHandle.PatternRestrictions);</text:p>
            <text:p text:style-name="P17"><text:s text:c="4"/>update (PINPolicyHandle.MinLength);</text:p>
            <text:p text:style-name="P17"><text:s text:c="4"/>update (PINPolicyHandle.MaxLength);</text:p>
            <text:p text:style-name="P17"><text:s text:c="2"/>}</text:p>
            <text:p text:style-name="P17">update (ID);</text:p>
            <text:p text:style-name="P17">update (PublicKey);</text:p>
            <text:p text:style-name="P17">update (<text:span text:style-name="T20">PrivateKeyBackup</text:span>);</text:p>
            <text:p text:style-name="P17">update (<text:span text:style-name="T20">Migratable</text:span>);</text:p>
            <text:p text:style-name="P17">update (<text:span text:style-name="T20">Updatable</text:span>);</text:p>
            <text:p text:style-name="P17">update (<text:span text:style-name="T20">DeleteProtected</text:span>);</text:p>
            <text:p text:style-name="P17">update (<text:span text:style-name="T20">ImportPrivateKey</text:span>);</text:p>
            <text:p text:style-name="P17">update (<text:span text:style-name="T20">KeyUsage</text:span>);</text:p>
          </table:table-cell>
        </table:table-row>
      </table:table>
      <text:p text:style-name="P10"/>
      <text:p text:style-name="P13"/>
      <text:p text:style-name="P14"/>
      <text:h text:style-name="P20"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style-name="Table9.3">
          <table:table-cell table:style-name="Table9.A3" office:value-type="string">
            <text:p text:style-name="Text_20_body"><text:reference-mark-start text:name="RSAES"/>RSAES-PKCS1-v1_5<text:reference-mark-end text:name="RSAES"/></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RSASSA"/>RSASSA-PKCS1-v1_5<text:reference-mark-end text:name="RSAS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ECDSA"/>ECDSA<text:reference-mark-end text:name="ECD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AES256-CBC"/>AES256-CBC<text:reference-mark-end text:name="AES256-CBC"/></text:p>
          </table:table-cell>
          <table:table-cell table:style-name="Table9.A3" office:value-type="string">
            <text:p text:style-name="Table_20_Contents">TBD</text:p>
          </table:table-cell>
        </table:table-row>
        <table:table-row table:style-name="Table9.3">
          <table:table-cell table:style-name="Table9.A3" office:value-type="string">
            <text:p text:style-name="P27"><text:reference-mark-start text:name="HMAC_SHA256"/>HMAC-SHA256<text:reference-mark-end text:name="HMAC_SHA256"/></text:p>
          </table:table-cell>
          <table:table-cell table:style-name="Table9.A3" office:value-type="string">
            <text:p text:style-name="Text_20_body">TBD</text:p>
          </table:table-cell>
        </table:table-row>
        <table:table-row table:style-name="Table9.3">
          <table:table-cell table:style-name="Table9.A3" office:value-type="string">
            <text:p text:style-name="P23"><text:reference-mark-start text:name="X.509"/>X.509<text:reference-mark-end text:name="X.509"/></text:p>
          </table:table-cell>
          <table:table-cell table:style-name="Table9.A3" office:value-type="string">
            <text:p text:style-name="Text_20_body">TBD</text:p>
          </table:table-cell>
        </table:table-row>
        <table:table-row table:style-name="Table9.3">
          <table:table-cell table:style-name="Table9.A3" office:value-type="string">
            <text:p text:style-name="P27"/>
          </table:table-cell>
          <table:table-cell table:style-name="Table9.A3" office:value-type="string">
            <text:p text:style-name="Text_20_body"/>
          </table:table-cell>
        </table:table-row>
        <table:table-row table:style-name="Table9.3">
          <table:table-cell table:style-name="Table9.A3" office:value-type="string">
            <text:p text:style-name="P27"/>
          </table:table-cell>
          <table:table-cell table:style-name="Table9.A3" office:value-type="string">
            <text:p text:style-name="Text_20_body"/>
          </table:table-cell>
        </table:table-row>
      </table:table>
      <text:p text:style-name="Text_20_body"/>
      <text:h text:style-name="P20" text:outline-level="1">Acknowledgments</text:h>
      <text:p text:style-name="Text_20_body">There is a bunch of organizations, mailing-lists, and individuals that have been instrumental for the creation of SKS. <text:s/>I need to check who would accept to be mentio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Courier 10 Pitch1" svg:font-family="'Courier 10 Pitch'" style:font-adornments="Normal"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office:automatic-styles>
  <office:master-styles>
    <style:master-page style:name="Standard" style:page-layout-name="Mpm1">
      <style:footer>
        <text:p text:style-name="MP1">SKS (Secure Key Store) – API and Architecture<text:tab/>V0.1, WebPKI.org, 2010-01-07<text:tab/>Page <text:page-number text:select-page="current">1</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meta:initial-creator>
    <meta:creation-date>2010-01-04T17:51:27</meta:creation-date>
    <dc:creator>Anders Rundgren</dc:creator>
    <dc:date>2010-01-23T12:27:53</dc:date>
    <meta:editing-cycles>145</meta:editing-cycles>
    <meta:editing-duration>PT40H37M55S</meta:editing-duration>
    <meta:document-statistic meta:table-count="18" meta:image-count="0" meta:object-count="2" meta:page-count="17" meta:paragraph-count="435" meta:word-count="2870" meta:character-count="198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Handle</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